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7" style:family="table-column">
      <style:table-column-properties fo:break-before="auto" style:column-width="105.39mm"/>
    </style:style>
    <style:style style:name="co8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6" table:number-columns-repeated="3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2461" calcext:value-type="float">
            <text:p>-24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2"/>
        </table:table-row>
      </table:table>
      <table:table table:name="expenses-2018" table:style-name="ta1">
        <table:table-column table:style-name="co8" table:default-cell-style-name="Default"/>
        <table:table-column table:style-name="co6" table:default-cell-style-name="ce5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0])" office:value-type="float" office:value="249.39" calcext:value-type="float">
            <text:p>249.3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4:.C34])" office:value-type="float" office:value="1457.06" calcext:value-type="float">
            <text:p>1457.06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8:.C42])" office:value-type="float" office:value="214.39" calcext:value-type="float">
            <text:p>214.3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 table:formula="of:=SUM([.C45:.C49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4:.C65])" office:value-type="float" office:value="1518.28" calcext:value-type="float">
            <text:p>1518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67])" office:value-type="float" office:value="3502.04" calcext:value-type="float">
            <text:p>3502.04</text:p>
          </table:table-cell>
          <table:table-cell table:formula="of:=SUM([.D1:.D67])" office:value-type="float" office:value="3502.04" calcext:value-type="float">
            <text:p>3502.04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72:.C80])" office:value-type="float" office:value="-824.52" calcext:value-type="float">
            <text:p>-824.5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68];[.D81])" office:value-type="float" office:value="2677.52" calcext:value-type="float">
            <text:p>2677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00-00-00</text:date>, <text:time style:data-style-name="N2" text:time-value="21:33:30.754900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6T21:34:40.550998641</dc:date>
    <meta:editing-duration>P1DT8H17M13S</meta:editing-duration>
    <meta:editing-cycles>166</meta:editing-cycles>
    <meta:generator>LibreOffice/5.1.6.2$Linux_X86_64 LibreOffice_project/10m0$Build-2</meta:generator>
    <meta:document-statistic meta:table-count="4" meta:cell-count="558" meta:object-count="0"/>
  </office:meta>
</office:document-meta>
</file>